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none" officeooo:rsid="0035c508" officeooo:paragraph-rsid="0035c508" style:font-style-asian="italic" style:font-style-complex="italic"/>
    </style:style>
    <style:style style:name="P2" style:family="paragraph" style:parent-style-name="Header">
      <style:text-properties fo:font-style="italic" style:text-underline-style="none" officeooo:rsid="0047e024" officeooo:paragraph-rsid="0047e024" style:font-style-asian="italic" style:font-style-complex="italic"/>
    </style:style>
    <style:style style:name="P3" style:family="paragraph" style:parent-style-name="Header">
      <style:text-properties style:text-underline-style="none" officeooo:paragraph-rsid="0035c508"/>
    </style:style>
    <style:style style:name="P4" style:family="paragraph" style:parent-style-name="Footer">
      <style:text-properties officeooo:rsid="00356cf8" officeooo:paragraph-rsid="00225a52"/>
    </style:style>
    <style:style style:name="P5" style:family="paragraph" style:parent-style-name="Footer">
      <style:text-properties officeooo:rsid="00356cf8" officeooo:paragraph-rsid="0040505c"/>
    </style:style>
    <style:style style:name="P6" style:family="paragraph" style:parent-style-name="Footer">
      <style:text-properties officeooo:rsid="00225a52" officeooo:paragraph-rsid="0040505c"/>
    </style:style>
    <style:style style:name="P7" style:family="paragraph" style:parent-style-name="Footer">
      <style:text-properties officeooo:rsid="0034887e" officeooo:paragraph-rsid="0040505c"/>
    </style:style>
    <style:style style:name="P8" style:family="paragraph" style:parent-style-name="Standard">
      <style:text-properties fo:font-weight="bold" officeooo:rsid="001c4bb2" officeooo:paragraph-rsid="001c4bb2" style:font-weight-asian="bold" style:font-weight-complex="bold"/>
    </style:style>
    <style:style style:name="P9" style:family="paragraph" style:parent-style-name="Standard">
      <style:text-properties fo:font-weight="bold" officeooo:rsid="001b17db" officeooo:paragraph-rsid="001b17db" style:font-weight-asian="bold" style:font-weight-complex="bold"/>
    </style:style>
    <style:style style:name="P10" style:family="paragraph" style:parent-style-name="Standard">
      <style:text-properties fo:font-weight="bold" officeooo:rsid="005f926b" officeooo:paragraph-rsid="005f926b" style:font-weight-asian="bold" style:font-weight-complex="bold"/>
    </style:style>
    <style:style style:name="P11" style:family="paragraph" style:parent-style-name="Standard">
      <style:text-properties fo:font-weight="bold" officeooo:rsid="00792559" officeooo:paragraph-rsid="00792559" style:font-weight-asian="bold" style:font-weight-complex="bold"/>
    </style:style>
    <style:style style:name="P12" style:family="paragraph" style:parent-style-name="Standard">
      <style:text-properties fo:font-weight="bold" officeooo:rsid="001c4bb2" officeooo:paragraph-rsid="005984ab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officeooo:rsid="0040505c" officeooo:paragraph-rsid="0040505c"/>
    </style:style>
    <style:style style:name="P14" style:family="paragraph" style:parent-style-name="Standard">
      <style:text-properties officeooo:rsid="00417a22" officeooo:paragraph-rsid="00417a22"/>
    </style:style>
    <style:style style:name="P15" style:family="paragraph" style:parent-style-name="Standard">
      <style:text-properties officeooo:rsid="0055c2db" officeooo:paragraph-rsid="0055c2db"/>
    </style:style>
    <style:style style:name="P16" style:family="paragraph" style:parent-style-name="Standard">
      <style:text-properties officeooo:rsid="00681988" officeooo:paragraph-rsid="00681988"/>
    </style:style>
    <style:style style:name="P17" style:family="paragraph" style:parent-style-name="Standard">
      <style:text-properties officeooo:rsid="0079b6bb" officeooo:paragraph-rsid="0079b6bb"/>
    </style:style>
    <style:style style:name="P18" style:family="paragraph" style:parent-style-name="Text_20_body">
      <style:text-properties officeooo:rsid="00225a52" officeooo:paragraph-rsid="00225a52"/>
    </style:style>
    <style:style style:name="P19" style:family="paragraph" style:parent-style-name="Text_20_body">
      <style:text-properties fo:font-weight="bold" officeooo:rsid="0028edfc" officeooo:paragraph-rsid="0028edfc" style:font-weight-asian="bold" style:font-weight-complex="bold"/>
    </style:style>
    <style:style style:name="P20" style:family="paragraph" style:parent-style-name="Text_20_body">
      <style:text-properties fo:font-weight="bold" officeooo:rsid="002ac059" officeooo:paragraph-rsid="002ac059" style:font-weight-asian="bold" style:font-weight-complex="bold"/>
    </style:style>
    <style:style style:name="P21" style:family="paragraph" style:parent-style-name="Text_20_body">
      <style:text-properties fo:font-weight="bold" officeooo:rsid="0028edfc" officeooo:paragraph-rsid="0034887e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ext_20_body">
      <style:text-properties fo:font-weight="bold" officeooo:rsid="00620be3" officeooo:paragraph-rsid="006b576c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ext_20_body">
      <style:text-properties fo:font-weight="normal" officeooo:rsid="0034887e" officeooo:paragraph-rsid="0034887e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text-properties fo:font-weight="normal" officeooo:rsid="0042b0db" officeooo:paragraph-rsid="006b576c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 style:list-style-name="L6">
      <style:text-properties fo:font-weight="normal" officeooo:rsid="005feb50" officeooo:paragraph-rsid="00753b7e" style:font-weight-asian="normal" style:font-weight-complex="normal"/>
    </style:style>
    <style:style style:name="P26" style:family="paragraph" style:parent-style-name="Standard" style:list-style-name="L7">
      <style:text-properties officeooo:rsid="006e0d80" officeooo:paragraph-rsid="006e0d80"/>
    </style:style>
    <style:style style:name="P27" style:family="paragraph" style:parent-style-name="Standard" style:list-style-name="L8">
      <style:text-properties officeooo:rsid="006e0d80" officeooo:paragraph-rsid="006e0d80"/>
    </style:style>
    <style:style style:name="P28" style:family="paragraph" style:parent-style-name="Standard" style:list-style-name="L8">
      <style:text-properties officeooo:rsid="001c4bb2" officeooo:paragraph-rsid="001c4bb2"/>
    </style:style>
    <style:style style:name="P29" style:family="paragraph" style:parent-style-name="Standard" style:list-style-name="L10">
      <style:text-properties officeooo:rsid="001c4bb2" officeooo:paragraph-rsid="001c4bb2"/>
    </style:style>
    <style:style style:name="P30" style:family="paragraph" style:parent-style-name="Standard" style:list-style-name="L9">
      <style:text-properties officeooo:rsid="005984ab" officeooo:paragraph-rsid="005984ab"/>
    </style:style>
    <style:style style:name="P31" style:family="paragraph" style:parent-style-name="Standard" style:list-style-name="L10">
      <style:text-properties officeooo:rsid="00615143" officeooo:paragraph-rsid="00615143"/>
    </style:style>
    <style:style style:name="P32" style:family="paragraph" style:parent-style-name="Standard" style:list-style-name="L11">
      <style:text-properties officeooo:paragraph-rsid="00681988"/>
    </style:style>
    <style:style style:name="P33" style:family="paragraph" style:parent-style-name="Standard">
      <style:text-properties officeooo:rsid="0055c2db" officeooo:paragraph-rsid="007cfd97"/>
    </style:style>
    <style:style style:name="P34" style:family="paragraph" style:parent-style-name="Standard">
      <style:text-properties officeooo:rsid="00681988" officeooo:paragraph-rsid="00681988"/>
    </style:style>
    <style:style style:name="P35" style:family="paragraph" style:parent-style-name="Standard">
      <style:text-properties officeooo:rsid="007cfd97" officeooo:paragraph-rsid="007cfd97"/>
    </style:style>
    <style:style style:name="P36" style:family="paragraph" style:parent-style-name="Standard">
      <style:text-properties officeooo:rsid="007e3969" officeooo:paragraph-rsid="007e3969"/>
    </style:style>
    <style:style style:name="P37" style:family="paragraph" style:parent-style-name="Text_20_body" style:list-style-name="L1">
      <style:text-properties fo:font-weight="normal" officeooo:rsid="0070dade" officeooo:paragraph-rsid="0070dade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Text_20_body" style:list-style-name="L2">
      <style:text-properties fo:font-weight="normal" officeooo:rsid="00630377" officeooo:paragraph-rsid="00630377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Text_20_body" style:list-style-name="L2">
      <style:text-properties fo:font-weight="normal" officeooo:rsid="006459cc" officeooo:paragraph-rsid="006459cc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Text_20_body" style:list-style-name="L3">
      <style:text-properties fo:font-weight="normal" officeooo:rsid="0028edfc" officeooo:paragraph-rsid="0028edfc" style:font-weight-asian="normal" style:font-weight-complex="normal"/>
    </style:style>
    <style:style style:name="P41" style:family="paragraph" style:parent-style-name="Text_20_body" style:list-style-name="L3">
      <style:text-properties fo:font-weight="normal" officeooo:rsid="004e52bc" officeooo:paragraph-rsid="004e52bc" style:font-weight-asian="normal" style:font-weight-complex="normal"/>
    </style:style>
    <style:style style:name="P42" style:family="paragraph" style:parent-style-name="Text_20_body" style:list-style-name="L4">
      <style:text-properties fo:font-weight="normal" officeooo:rsid="0051967f" officeooo:paragraph-rsid="0051967f" style:font-weight-asian="normal" style:font-weight-complex="normal"/>
    </style:style>
    <style:style style:name="P43" style:family="paragraph" style:parent-style-name="Text_20_body" style:list-style-name="L2">
      <style:text-properties officeooo:paragraph-rsid="00620be3"/>
    </style:style>
    <style:style style:name="P44" style:family="paragraph" style:parent-style-name="Text_20_body" style:list-style-name="L4">
      <style:text-properties officeooo:paragraph-rsid="002f2068"/>
    </style:style>
    <style:style style:name="P45" style:family="paragraph" style:parent-style-name="Text_20_body" style:list-style-name="L4">
      <style:text-properties officeooo:paragraph-rsid="0032a26a"/>
    </style:style>
    <style:style style:name="P46" style:family="paragraph" style:parent-style-name="Text_20_body" style:list-style-name="L4">
      <style:text-properties fo:font-weight="bold" officeooo:paragraph-rsid="002f2068" style:font-weight-asian="bold" style:font-weight-complex="bold"/>
    </style:style>
    <style:style style:name="P47" style:family="paragraph" style:parent-style-name="Text_20_body" style:list-style-name="L4">
      <style:text-properties fo:font-weight="bold" officeooo:rsid="002f2068" officeooo:paragraph-rsid="002f2068" style:font-weight-asian="bold" style:font-weight-complex="bold"/>
    </style:style>
    <style:style style:name="P48" style:family="paragraph" style:parent-style-name="Text_20_body" style:list-style-name="L4">
      <style:text-properties fo:font-weight="bold" officeooo:rsid="0031e6f6" officeooo:paragraph-rsid="0031e6f6" style:font-weight-asian="bold" style:font-weight-complex="bold"/>
    </style:style>
    <style:style style:name="P49" style:family="paragraph" style:parent-style-name="Text_20_body" style:list-style-name="L4">
      <style:text-properties fo:font-weight="bold" officeooo:rsid="0051967f" officeooo:paragraph-rsid="0051967f" style:font-weight-asian="bold" style:font-weight-complex="bold"/>
    </style:style>
    <style:style style:name="P50" style:family="paragraph" style:parent-style-name="Text_20_body" style:list-style-name="L4">
      <style:text-properties officeooo:rsid="002f2068" officeooo:paragraph-rsid="0032a26a"/>
    </style:style>
    <style:style style:name="P51" style:family="paragraph" style:parent-style-name="Text_20_body" style:list-style-name="L5"/>
    <style:style style:name="P52" style:family="paragraph" style:parent-style-name="Text_20_body" style:list-style-name="L10">
      <style:text-properties officeooo:rsid="00615143" officeooo:paragraph-rsid="00615143"/>
    </style:style>
    <style:style style:name="P53" style:family="paragraph" style:parent-style-name="Text_20_body" style:list-style-name="L10">
      <style:text-properties style:text-underline-style="none" fo:font-weight="normal" officeooo:rsid="007cfd97" officeooo:paragraph-rsid="007cfd9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3f63" style:font-weight-asian="bold" style:font-weight-complex="bold"/>
    </style:style>
    <style:style style:name="T3" style:family="text">
      <style:text-properties fo:font-weight="bold" officeooo:rsid="0035c508" style:font-weight-asian="bold" style:font-weight-complex="bold"/>
    </style:style>
    <style:style style:name="T4" style:family="text">
      <style:text-properties fo:font-weight="bold" officeooo:rsid="00220a70" style:font-weight-asian="bold" style:font-weight-complex="bold"/>
    </style:style>
    <style:style style:name="T5" style:family="text">
      <style:text-properties fo:font-weight="bold" officeooo:rsid="0071bd12" style:font-weight-asian="bold" style:font-weight-complex="bold"/>
    </style:style>
    <style:style style:name="T6" style:family="text">
      <style:text-properties fo:font-weight="bold" officeooo:rsid="00753b7e" style:font-weight-asian="bold" style:font-weight-complex="bold"/>
    </style:style>
    <style:style style:name="T7" style:family="text">
      <style:text-properties officeooo:rsid="002d7159"/>
    </style:style>
    <style:style style:name="T8" style:family="text">
      <style:text-properties officeooo:rsid="001e2218"/>
    </style:style>
    <style:style style:name="T9" style:family="text">
      <style:text-properties officeooo:rsid="00220a70"/>
    </style:style>
    <style:style style:name="T10" style:family="text">
      <style:text-properties officeooo:rsid="00243f63"/>
    </style:style>
    <style:style style:name="T11" style:family="text">
      <style:text-properties officeooo:rsid="002f206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f2068" style:font-weight-asian="normal" style:font-weight-complex="normal"/>
    </style:style>
    <style:style style:name="T14" style:family="text">
      <style:text-properties fo:font-weight="normal" officeooo:rsid="00302b3e" style:font-weight-asian="normal" style:font-weight-complex="normal"/>
    </style:style>
    <style:style style:name="T15" style:family="text">
      <style:text-properties fo:font-weight="normal" officeooo:rsid="00501c37" style:font-weight-asian="normal" style:font-weight-complex="normal"/>
    </style:style>
    <style:style style:name="T16" style:family="text">
      <style:text-properties fo:font-weight="normal" officeooo:rsid="0053de97" style:font-weight-asian="normal" style:font-weight-complex="normal"/>
    </style:style>
    <style:style style:name="T17" style:family="text">
      <style:text-properties fo:font-weight="normal" officeooo:rsid="00620be3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font-weight="normal" officeooo:rsid="006459cc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officeooo:rsid="0033263d"/>
    </style:style>
    <style:style style:name="T20" style:family="text">
      <style:text-properties officeooo:rsid="00356cf8"/>
    </style:style>
    <style:style style:name="T21" style:family="text">
      <style:text-properties officeooo:rsid="0035c508"/>
    </style:style>
    <style:style style:name="T22" style:family="text">
      <style:text-properties officeooo:rsid="0039a9c3"/>
    </style:style>
    <style:style style:name="T23" style:family="text">
      <style:text-properties officeooo:rsid="003af037"/>
    </style:style>
    <style:style style:name="T24" style:family="text">
      <style:text-properties officeooo:rsid="003f1a68"/>
    </style:style>
    <style:style style:name="T25" style:family="text">
      <style:text-properties officeooo:rsid="004942c9"/>
    </style:style>
    <style:style style:name="T26" style:family="text">
      <style:text-properties officeooo:rsid="004cbedd"/>
    </style:style>
    <style:style style:name="T27" style:family="text">
      <style:text-properties officeooo:rsid="0055c2db"/>
    </style:style>
    <style:style style:name="T28" style:family="text">
      <style:text-properties officeooo:rsid="0057875d"/>
    </style:style>
    <style:style style:name="T29" style:family="text">
      <style:text-properties officeooo:rsid="0059fa3d"/>
    </style:style>
    <style:style style:name="T30" style:family="text">
      <style:text-properties officeooo:rsid="005bcd25"/>
    </style:style>
    <style:style style:name="T31" style:family="text">
      <style:text-properties officeooo:rsid="005d507d"/>
    </style:style>
    <style:style style:name="T32" style:family="text">
      <style:text-properties officeooo:rsid="005f3421"/>
    </style:style>
    <style:style style:name="T3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4" style:family="text">
      <style:text-properties fo:font-size="12pt" style:text-underline-style="solid" style:text-underline-width="auto" style:text-underline-color="font-color" fo:font-weight="bold" officeooo:rsid="00745a5d" style:font-size-asian="12pt" style:font-weight-asian="bold" style:font-size-complex="12pt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61afd1" style:font-weight-asian="bold" style:font-weight-complex="bold"/>
    </style:style>
    <style:style style:name="T38" style:family="text">
      <style:text-properties officeooo:rsid="006459c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35c508" style:font-style-asian="italic" style:font-style-complex="italic"/>
    </style:style>
    <style:style style:name="T41" style:family="text">
      <style:text-properties fo:font-style="italic" officeooo:rsid="0039664c" style:font-style-asian="italic" style:font-style-complex="italic"/>
    </style:style>
    <style:style style:name="T42" style:family="text">
      <style:text-properties fo:font-style="italic" officeooo:rsid="0043972d" style:font-style-asian="italic" style:font-style-complex="italic"/>
    </style:style>
    <style:style style:name="T43" style:family="text">
      <style:text-properties fo:font-style="italic" officeooo:rsid="006a3c59" style:font-style-asian="italic" style:font-style-complex="italic"/>
    </style:style>
    <style:style style:name="T44" style:family="text">
      <style:text-properties fo:font-style="italic" officeooo:rsid="006a990a" style:font-style-asian="italic" style:font-style-complex="italic"/>
    </style:style>
    <style:style style:name="T45" style:family="text">
      <style:text-properties fo:font-style="italic" officeooo:rsid="007f621c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officeooo:rsid="00655224"/>
    </style:style>
    <style:style style:name="T48" style:family="text">
      <style:text-properties officeooo:rsid="00663609"/>
    </style:style>
    <style:style style:name="T49" style:family="text">
      <style:text-properties officeooo:rsid="00681988"/>
    </style:style>
    <style:style style:name="T50" style:family="text">
      <style:text-properties officeooo:rsid="0068e386"/>
    </style:style>
    <style:style style:name="T51" style:family="text">
      <style:text-properties officeooo:rsid="001c4bb2"/>
    </style:style>
    <style:style style:name="T52" style:family="text">
      <style:text-properties officeooo:rsid="006ecd6f"/>
    </style:style>
    <style:style style:name="T53" style:family="text">
      <style:text-properties officeooo:rsid="0070a859"/>
    </style:style>
    <style:style style:name="T54" style:family="text">
      <style:text-properties officeooo:rsid="007320a0"/>
    </style:style>
    <style:style style:name="T55" style:family="text">
      <style:text-properties officeooo:rsid="00753b7e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79aebb" style:font-style-asian="normal" style:font-style-complex="normal"/>
    </style:style>
    <style:style style:name="T58" style:family="text">
      <style:text-properties fo:font-style="normal" officeooo:rsid="0079b6bb" style:font-style-asian="normal" style:font-style-complex="normal"/>
    </style:style>
    <style:style style:name="T59" style:family="text">
      <style:text-properties fo:font-style="normal" officeooo:rsid="007cd7e3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2" style:family="text">
      <style:text-properties fo:font-style="normal" style:text-underline-style="solid" style:text-underline-width="auto" style:text-underline-color="font-color" officeooo:rsid="0079aebb" style:font-style-asian="normal" style:font-style-complex="normal"/>
    </style:style>
    <style:style style:name="T63" style:family="text">
      <style:text-properties officeooo:rsid="0079b6bb"/>
    </style:style>
    <style:style style:name="T64" style:family="text">
      <style:text-properties officeooo:rsid="007cfd97"/>
    </style:style>
    <style:style style:name="T6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0">Dieses Dokument soll zukünftigen Projektgruppen erleichtern sich in die Thematik der Haar-Cascades generierung mittels OpenCV 3.2 einzuarbeiten. Es wird keinerlei Anspruch auf thematische und wissenschaftliche Korrektheit erhoben. Bei diesem Dokument handelt es sich </text:span><text:span text:style-name="T41">lediglich</text:span><text:span text:style-name="T40"> um eine Mischung aus Protokoll und </text:span><text:span text:style-name="T43">Anleitung </text:span><text:span text:style-name="T44">für die Praxis</text:span><text:span text:style-name="T40">, </text:span><text:span text:style-name="T44">welches</text:span><text:span text:style-name="T42"> neben </text:span><text:span text:style-name="T44">meinen</text:span><text:span text:style-name="T42"> Recherchen </text:span><text:span text:style-name="T44">und Versuchen </text:span><text:span text:style-name="T42">angefertigt </text:span><text:span text:style-name="T44">wurde</text:span><text:span text:style-name="T40">.</text:span></text:p>
      <text:p text:style-name="Subtitle"><text:span text:style-name="T3">Gute </text:span><text:span text:style-name="T1">Haar-Cascades </text:span><text:span text:style-name="T4">generieren</text:span><text:span text:style-name="T9"> (?)</text:span></text:p>
      <text:p text:style-name="P18">Opencv stellt eine begrenzte Dokumentation zum eigentlichen Porzess <text:span text:style-name="T10">der Haar-Cascade Generierung ("Training") </text:span>zur Verfügung¹. <text:span text:style-name="T10">Dort werden allgemein das Vorgehen und die Bedeutung der Parameter erklärt. Es wird aber nicht erklärt wie die Parameter das Resultat beeinflussen, beziehungsweise wie der Nutzer gute Haar-Cascades generieren kann. Auch die Parameter der Openvc-eigenen Beispiele für Gesichts- und Körpererkennung werden nicht von den Entwicklern preisgegeben. Der Nutzer muss selber Recherchieren und </text:span><text:span text:style-name="T2">viel</text:span><text:span text:style-name="T10"> rumprobieren.</text:span></text:p>
      <text:p text:style-name="P21">Allgemeines vorgehen</text:p>
      <text:p text:style-name="P23">Im Internet <text:span text:style-name="T22">befinden sich</text:span> zahlreiche Tutorials, welche den zugrunde liegenden P<text:span text:style-name="T23">rozess</text:span> erläutern. <text:span text:style-name="T20">Von sehr theoretisch</text:span>² <text:span text:style-name="T20">bis praktisch³ Ansätzen sollte das Verschaffen eines ersten Überblick über den Prozess kein Problem darstellen</text:span>. <text:span text:style-name="T21">Dabei sollte dem Nutzer auf jeden Fall das Vorhergehen erläutert werden, nicht aber wie Parameter gewählt werden sollten. Diese sind nämlich von Situation und Imagedatei abhängig. </text:span><text:span text:style-name="T3">Ein genauerer Blick auf die <text:s/>Haar Cascades au</text:span><text:span text:style-name="T5">s</text:span><text:span text:style-name="T3"> den Tutorials (falls veröffentlicht) zeigt, dass selbst diese nicht einmal für experimentelle Zwecke geeignet sind</text:span><text:span text:style-name="T21">⁴ ⁵, geschweige denn für die Erkennungssoftware eines Roboters. Darüber hinaus ist zu berücksichtigen, dass </text:span><text:span text:style-name="T3">einige Tutorials sehr alt sind oder die neue Funktionen aus OpenCV schlicht ignorieren und aufwändige Python-Scripte oder andere Programme vorraussetzen.</text:span></text:p>
      <text:p text:style-name="P24">Nachdem das eigentliche Vorgehen <text:span text:style-name="T25">(siehe Links...)</text:span> bekannt ist, bleiben die Fragen offen wie man gute Haar Cascades generiert. Gut bedeutet in unserem Kontext, dass das gewünschte Objekt zumindest einmal pro 2-3 Sekunden erkannt wird und somit <text:span text:style-name="T26">dann </text:span>ein Tracker auf das Objekt gelegt werden kann. Auf der anderen Seite darf das Objekt auf gar keinen Fall erkannt werden, wenn es sich nicht im Frame (der Kamera) befindet (<text:span text:style-name="T26">also z.B. </text:span>lieber 10 Frames keine Erkennung als 1 Frame mit einer falschen Erkennung).</text:p>
      <text:p text:style-name="P22">Von mir bestätigte Faustregeln:</text:p>
      <text:list xml:id="list415356849267100775" text:style-name="L1">
        <text:list-item>
          <text:p text:style-name="P37">Datum/Versionen der Dokumentation beachten. Online-Tutorials helfen nur die allgemeine Prozedur zu verstehen.</text:p>
        </text:list-item>
      </text:list>
      <text:list xml:id="list2567300262548513317" text:style-name="L2">
        <text:list-item>
          <text:list>
            <text:list-item>
              <text:p text:style-name="P43"><text:span text:style-name="T17">Negatives/Background Files </text:span><text:span text:style-name="T18">(bg)</text:span><text:span text:style-name="T17"> erhöhen --&gt; verringert die Rate der flaschen Erkennung</text:span></text:p>
            </text:list-item>
            <text:list-item>
              <text:p text:style-name="P38">Zu viele Stages --&gt; Overfitting<text:span text:style-name="T38">(Verhätniss von Trainingsdaten (bg und pos) zu Stages zu hoch)</text:span>, verringert die Rate der Bilder die richtig erkennt werden</text:p>
              <text:list>
                <text:list-item>
                  <text:p text:style-name="P39">Entweder weniger Stages ausprobieren oder mit mehr Bildern arbeiten</text:p>
                </text:list-item>
              </text:list>
            </text:list-item>
          </text:list>
        </text:list-item>
      </text:list>
      <text:p text:style-name="P19"><text:span text:style-name="T47">Tipps zur </text:span>Bildbearbeitung</text:p>
      <text:list xml:id="list3467373815002736048" text:style-name="L3">
        <text:list-item>
          <text:p text:style-name="P40">Auf jeden Fall wird <text:span text:style-name="T48">O</text:span>pen<text:span text:style-name="T48">CV</text:span> benötigt, <text:span text:style-name="T24">im Folgenden wird davon ausgegangen, dass opnecv auf einem Linux-Kernel basiertem Betriebssystem kompiliert wurde.</text:span></text:p>
        </text:list-item>
        <text:list-item>
          <text:p text:style-name="P40">Als Bildbearbeitungssoftware wird <text:span text:style-name="T19">neben opencv und dessen extra Modulen</text:span> <text:span text:style-name="T1">ffmpeg</text:span> (aus einem Video viele Images erstellen) und <text:span text:style-name="T1">gthumb</text:span> zum skalieren und ausschneiden von <text:soft-page-break/>Bildern empf<text:span text:style-name="T19">ohlen</text:span></text:p>
        </text:list-item>
        <text:list-item>
          <text:p text:style-name="P41">Ab Version 3.2 bietet OpenCV ein <text:span text:style-name="T1">sehr nutzliches Tool</text:span> welches hilft, das positive Description-File zu erstellen. Befehl: opencv_annotation</text:p>
        </text:list-item>
      </text:list>
      <text:p text:style-name="P20"><text:span text:style-name="T32">Tipps zum Aufbau und Erzeugen von</text:span> bg.txt info.txt</text:p>
      <text:list xml:id="list373191517761266013" text:style-name="L4">
        <text:list-item>
          <text:p text:style-name="P46"><text:span text:style-name="T11">info.txt: </text:span><text:span text:style-name="T13"><text:s/></text:span><text:span text:style-name="T14">Beschreibt die verfügbaren positiven Bilder</text:span></text:p>
          <text:list>
            <text:list-item>
              <text:p text:style-name="P44"><text:span text:style-name="T11">Aufbau: &lt;path_to_image&gt; &lt;num&gt; </text:span>x y <text:s/>width height</text:p>
            </text:list-item>
            <text:list-item>
              <text:p text:style-name="P50">ab opencv 3.2 hilfreicher Befehl zum generieren: </text:p>
              <text:list>
                <text:list-item>
                  <text:p text:style-name="P45">opencv_annotation --annotations=/path/to/annotations/file.txt <text:span text:style-name="T54">--</text:span>images=/path/to/image/folder/</text:p>
                </text:list-item>
              </text:list>
            </text:list-item>
          </text:list>
        </text:list-item>
        <text:list-item>
          <text:p text:style-name="P47">bg.txt: <text:span text:style-name="T14">Beschreibt die verfügbaren negativen Bilder/Hintergrundbilder</text:span></text:p>
          <text:list>
            <text:list-item>
              <text:p text:style-name="P48"><text:span text:style-name="T14">A</text:span><text:span text:style-name="T12">ufbau: &lt;path_</text:span><text:span text:style-name="T15">to_image</text:span><text:span text:style-name="T12">&gt;</text:span></text:p>
            </text:list-item>
            <text:list-item>
              <text:p text:style-name="P42">linux Befehl (wenn jpg): $ find /dir_neg/*.jpg &gt; bg.txt</text:p>
              <text:list>
                <text:list-item>
                  <text:p text:style-name="P49"><text:span text:style-name="T12">speicher den Pfad aller jpg-Dateien relativ zur </text:span><text:span text:style-name="T16">aktuellen Position im File-System</text:span></text:p>
                </text:list-item>
              </text:list>
            </text:list-item>
          </text:list>
        </text:list-item>
      </text:list>
      <text:p text:style-name="P11">Woher <text:span text:style-name="T63">sollen</text:span> die positiven und negativen Bilder bezogen werden?</text:p>
      <text:list xml:id="list9142654356701237778" text:style-name="L5">
        <text:list-item>
          <text:p text:style-name="P51">Mit dem <text:span text:style-name="T39">opencv_createsamples –img </text:span><text:span text:style-name="T56">Parameter können aus einem positiven Bild mithilfe der negativen Bildern künstlich samples generiert werden. Davon ist aber abzuraten, da hier viele technisch unbrauchbare und unrealistische Samples entstehen</text:span></text:p>
        </text:list-item>
        <text:list-item>
          <text:p text:style-name="P51">Negative Bilder (Hintergrundbilder) können beliebige Bilder sein die nicht das zu identifizierende Objekt beinhalten. Hier gibt es verschiedenen Ansätze zu Beschaffung:</text:p>
          <text:list>
            <text:list-item>
              <text:p text:style-name="P51">Mit einem <text:span text:style-name="T35">Skript</text:span> Imageseiten ablaufen und die Bilder herunterladen</text:p>
              <text:list>
                <text:list-item>
                  <text:p text:style-name="P51"><text:span text:style-name="T60">Vorteil</text:span><text:span text:style-name="T56">: Theoretisch Unbegrenzte Anzahl an Bildern</text:span></text:p>
                </text:list-item>
                <text:list-item>
                  <text:p text:style-name="P51"><text:span text:style-name="T60">Nachteil</text:span><text:span text:style-name="T56">: Keine </text:span><text:span text:style-name="T59">genauere </text:span><text:span text:style-name="T56">Kontrolle über den Inhalt der Bilder und viel Müll dabei</text:span></text:p>
                </text:list-item>
              </text:list>
            </text:list-item>
            <text:list-item>
              <text:p text:style-name="P51">Ein <text:span text:style-name="T35">Video</text:span> von dem Einsatzgebiet machen und die einzelnen Frames mit ffmpeg als .jpg/.bmp speichern</text:p>
              <text:list>
                <text:list-item>
                  <text:p text:style-name="P51"><text:span text:style-name="T60">Vorteil</text:span><text:span text:style-name="T56">: Theroretisch unbegrenzte Anzahl an Bildern. Hintergrundbilder sind "echte" Bilder von der Location.</text:span></text:p>
                </text:list-item>
                <text:list-item>
                  <text:p text:style-name="P51"><text:span text:style-name="T60">Nachteil</text:span><text:span text:style-name="T56">: Benachbarte Frames ähneln sich sehr start (Kann sein, dass das nicht so vorteilhaft ist)</text:span></text:p>
                </text:list-item>
              </text:list>
            </text:list-item>
            <text:list-item>
              <text:p text:style-name="P51"><text:span text:style-name="T56">Es existieren außerdem noch </text:span><text:span text:style-name="T57">spezielle </text:span><text:span text:style-name="T62">S</text:span><text:span text:style-name="T61">ammlungen</text:span><text:span text:style-name="T56"> für OpenCV-Hintergrundbilder im Internet</text:span><text:span text:style-name="T58">⁷</text:span></text:p>
              <text:list>
                <text:list-item>
                  <text:p text:style-name="P51"><text:span text:style-name="T60">Vorteil: </text:span><text:span text:style-name="T56">Gute Qualität, Variation an Landschafts-, Stadt und Technickbilder</text:span></text:p>
                </text:list-item>
                <text:list-item>
                  <text:p text:style-name="P51"><text:span text:style-name="T60">Nachteil</text:span><text:span text:style-name="T56">: Begrenzte Anzahl an Bildern</text:span></text:p>
                </text:list-item>
              </text:list>
            </text:list-item>
          </text:list>
        </text:list-item>
      </text:list>
      <text:p text:style-name="P10">Wie viele Bilder werden benötigt?</text:p>
      <text:list xml:id="list5789206320730038544" text:style-name="L6">
        <text:list-item>
          <text:p text:style-name="P25">Das hängt (wie eigentlich alles) von der Anwendung ab. Aber als Faustregel gilt: je mehr desto besser (mehrere Millionen ist aktuell Standard).</text:p>
        </text:list-item>
        <text:list-item>
          <text:p text:style-name="P25"><text:soft-page-break/><text:span text:style-name="T6">Training sollte mit 90% der positiven Bilder gestartet</text:span><text:span text:style-name="T55"> werden die im Vector-File zur verfügung stehen, damit der Algorithmus extrem gleiche Bilder austauschen kann ohne, dass ihm neue Positive fehlen</text:span></text:p>
        </text:list-item>
      </text:list>
      <text:p text:style-name="P9"/>
      <text:p text:style-name="P9">Welches Verähltniss zwischen positiven und negativen Bildern wählen?</text:p>
      <text:list xml:id="list8380693657315408948" text:style-name="L7">
        <text:list-item>
          <text:p text:style-name="P26"><text:span text:style-name="T12">Hier sollte beachtet werden, in welchem Prozess wir uns befinden. Im "</text:span><text:span text:style-name="T46">opencv_createsamples</text:span><text:span text:style-name="T12">" Prozess, also beim generieren </text:span><text:span text:style-name="T51">existieren verschiedenste teilweise gegensätzliche Meinungen:</text:span></text:p>
        </text:list-item>
      </text:list>
      <text:list xml:id="list5408997488650260945" text:style-name="L8">
        <text:list-item>
          <text:list>
            <text:list-item>
              <text:p text:style-name="P28">1:2 <text:span text:style-name="T27">⁶</text:span>,</text:p>
            </text:list-item>
            <text:list-item>
              <text:p text:style-name="P28">2:1⁸,</text:p>
            </text:list-item>
            <text:list-item>
              <text:p text:style-name="P28">1:1 oder</text:p>
            </text:list-item>
            <text:list-item>
              <text:p text:style-name="P28">"viel mehr negative als positive Bilder"</text:p>
            </text:list-item>
          </text:list>
        </text:list-item>
        <text:list-item>
          <text:p text:style-name="P27">Im "<text:span text:style-name="T39">opencv_traincascades</text:span>" Prozess sind sich die meinsten Quellen einig:</text:p>
          <text:list>
            <text:list-item>
              <text:p text:style-name="P27">viel mehr negative Bilder als positive Samples für das Vector-File genutzt wurde<text:span text:style-name="T52">n.</text:span></text:p>
              <text:p text:style-name="P28"/>
            </text:list-item>
          </text:list>
        </text:list-item>
      </text:list>
      <text:p text:style-name="P12">Welches Bildformat ist am besten?</text:p>
      <text:list xml:id="list572406042148697851" text:style-name="L9">
        <text:list-item>
          <text:p text:style-name="P30">Eher unwichtig, Kompressionsrate sollte gering sein (eher nicht .png), diese kann aber auch innerhalb der File-Typen stark variieren <text:span text:style-name="T29">(.bmp hat in verschiedenen Quellen gute Bewertungen erhalten, soll sich aber auch merkbar auf die Trainingsdauer auswirken)</text:span>.</text:p>
        </text:list-item>
      </text:list>
      <text:list xml:id="list100236857278510" text:continue-list="list5408997488650260945" text:style-name="L8">
        <text:list-item>
          <text:list>
            <text:list-header>
              <text:p text:style-name="P28"/>
            </text:list-header>
          </text:list>
        </text:list-item>
      </text:list>
      <text:p text:style-name="P8">Welche <text:span text:style-name="T53">G</text:span>röße sollen die Bilder haben?</text:p>
      <text:list xml:id="list3108374221841600298" text:style-name="L10">
        <text:list-item>
          <text:p text:style-name="P29">Das ist relativ unwichtig, beim "opencv_createsamples" Prozess wird sowieso nochmals angegeben wie die Größe der Samples sein soll (Standard ist 24x24). <text:span text:style-name="T8">Hier ist eher die Relation wichtig:</text:span></text:p>
          <text:list>
            <text:list-item>
              <text:p text:style-name="P29"><text:span text:style-name="T8">A</text:span>us verschiedenen Quellen <text:span text:style-name="T8">kann e</text:span>nt<text:span text:style-name="T8">nommen werden, dass</text:span> das der Aspect Ration <text:span text:style-name="T30">in den positiven Samples</text:span> möglichst gleich bleiben soll<text:span text:style-name="T64">⁸</text:span>.</text:p>
              <text:list>
                <text:list-item>
                  <text:p text:style-name="P29">Am einfachsten wären <text:span text:style-name="T64">demnach</text:span> quadratische Ausschnitte der positiven <text:span text:style-name="T31">Samples</text:span></text:p>
                </text:list-item>
                <text:list-item>
                  <text:p text:style-name="P31">das heißt <text:span text:style-name="T33">Parameter -w und -h sollten gemäß Seitenverhältniss gewählt werden </text:span><text:span text:style-name="T34">und sollten im sample- und trainprozess gleich sein</text:span></text:p>
                </text:list-item>
                <text:list-item>
                  <text:p text:style-name="P52">Die Größe der Bilder, welche durch -w und -h entsteht ist eher unwichtig, hier sollte man eher etwas kleineres wählen, <text:span text:style-name="T36">da der Algorithmus anscheinend später größere Objekte als die Samples </text:span><text:span text:style-name="T37">erkennen kann (hochskallieren geht)</text:span><text:span text:style-name="T36">, aber nicht Kleinere.</text:span></text:p>
                </text:list-item>
                <text:list-item>
                  <text:p text:style-name="P53">Die Hintergrundbilder können auch hochauflösend sein. Dann werden aus einem Bild im <text:span text:style-name="T39">createsamples</text:span> Prozess mehrere samples <text:span text:style-name="T39">erstellt</text:span><text:span text:style-name="T45">⁹</text:span></text:p>
                </text:list-item>
              </text:list>
            </text:list-item>
            <text:list-item>
              <text:p text:style-name="P29">Die positiven Bilder (also zu erkennendes Objekt) sollten kleiner als die negativen Bilder (also hintergrundbilder, ohne Objekt) sein, da im <text:span text:style-name="T39">createsamples</text:span> Prozess die positiven Bilder in die negativen Bilder eingefügt werden.</text:p>
            </text:list-item>
          </text:list>
        </text:list-item>
      </text:list>
      <text:p text:style-name="P13"/>
      <text:p text:style-name="P13"/>
      <text:p text:style-name="P35">Links:</text:p>
      <text:p text:style-name="P6">¹<text:span text:style-name="T7"> </text:span><text:a xlink:type="simple" xlink:href="http://docs.opencv.org/3.2.0/dc/d88/tutorial_traincascade.html" text:style-name="Internet_20_link" text:visited-style-name="Visited_20_Internet_20_Link"><text:span text:style-name="T7">http://docs.opencv.org/3.2.0/dc/d88/tutorial_traincascade.html</text:span></text:a></text:p>
      <text:p text:style-name="P7">² <text:a xlink:type="simple" xlink:href="http://coding-robin.de/2013/07/22/train-your-own-opencv-haar-classifier.html" text:style-name="Internet_20_link" text:visited-style-name="Visited_20_Internet_20_Link">http://coding-robin.de/2013/07/22/train-your-own-opencv-haar-classifier.html</text:a></text:p>
      <text:p text:style-name="P5">³ <text:a xlink:type="simple" xlink:href="https://pythonprogramming.net/haar-cascade-object-detection-python-opencv-tutorial/" text:style-name="Internet_20_link" text:visited-style-name="Visited_20_Internet_20_Link">https://pythonprogramming.net/haar-cascade-object-detection-python-opencv-tutorial</text:a></text:p>
      <text:p text:style-name="P13"><text:soft-page-break/>⁴ <text:a xlink:type="simple" xlink:href="https://github.com/mrnugget/opencv-haar-classifier-training/blob/master/trained_classifiers/banana_classifier.xml" text:style-name="Internet_20_link" text:visited-style-name="Visited_20_Internet_20_Link">https://github.com/mrnugget/opencv-haar-classifier-training/blob/master/trained_classifiers/banana_classifier.xml</text:a></text:p>
      <text:p text:style-name="P14"><text:span text:style-name="T28">⁵</text:span><text:a xlink:type="simple" xlink:href="http://opencvuser.blogspot.de/2011/08/creating-haar-cascade-classifier-aka.html" text:style-name="Internet_20_link" text:visited-style-name="Visited_20_Internet_20_Link">http://opencvuser.blogspot.de/2011/08/creating-haar-cascade-classifier-aka.html</text:a></text:p>
      <text:p text:style-name="P15">⁶ <text:a xlink:type="simple" xlink:href="http://answers.opencv.org/question/39160/opencv_traincascade-parameters-explanation-image-sizes-etc/" text:style-name="Internet_20_link" text:visited-style-name="Visited_20_Internet_20_Link">http://answers.opencv.org/question/39160/opencv_traincascade-parameters-explanation-image-sizes-etc/</text:a> </text:p>
      <text:p text:style-name="P17">⁷ <text:a xlink:type="simple" xlink:href="https://github.com/sonots/tutorial-haartraining/tree/master/data/negatives" text:style-name="Internet_20_link" text:visited-style-name="Visited_20_Internet_20_Link">https://github.com/sonots/tutorial-haartraining/tree/master/data/negatives</text:a> </text:p>
      <text:p text:style-name="P33">⁸ <text:a xlink:type="simple" xlink:href="https://stackoverflow.com/questions/16058080/how-to-train-cascade-properly" text:style-name="Internet_20_link" text:visited-style-name="Visited_20_Internet_20_Link"><text:span text:style-name="T64">https://stackoverflow.com/questions/16058080/how-to-train-cascade-properly</text:span></text:a><text:span text:style-name="T64"> </text:span></text:p>
      <text:p text:style-name="P36">⁹ <text:a xlink:type="simple" xlink:href="http://answers.opencv.org/question/34173/positive-and-negative-samples-for-haartraining/" text:style-name="Internet_20_link" text:visited-style-name="Visited_20_Internet_20_Link">http://answers.opencv.org/question/34173/positive-and-negative-samples-for-haartraining/</text:a></text:p>
      <text:p text:style-name="P16"/>
      <text:p text:style-name="P16"><text:span text:style-name="T50">(teilweise) </text:span>Wissenschaftliche Artikel:</text:p>
      <text:list xml:id="list7398294466995780865" text:style-name="L11">
        <text:list-item>
          <text:p text:style-name="P32"><text:a xlink:type="simple" xlink:href="http://www.merl.com/publications/docs/TR2004-043.pdf" text:style-name="Internet_20_link" text:visited-style-name="Visited_20_Internet_20_Link"><text:span text:style-name="T49">http://www.merl.com/publications/docs/TR2004-043.pdf</text:span></text:a><text:span text:style-name="T49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text-underline-style="none" officeooo:rsid="0035c508" officeooo:paragraph-rsid="0035c508" style:font-style-asian="italic" style:font-style-complex="italic"/>
    </style:style>
    <style:style style:name="MP2" style:family="paragraph" style:parent-style-name="Header">
      <style:text-properties fo:font-style="italic" style:text-underline-style="none" officeooo:rsid="0047e024" officeooo:paragraph-rsid="0047e024" style:font-style-asian="italic" style:font-style-complex="italic"/>
    </style:style>
    <style:style style:name="MP3" style:family="paragraph" style:parent-style-name="Footer">
      <style:text-properties officeooo:rsid="00356cf8" officeooo:paragraph-rsid="00225a52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utor</text:span>: Wimmer, Simon-Justus</text:p>
        <text:p text:style-name="MP2"><text:span text:style-name="MT1">Kontakt</text:span>: simonjustuswimmer@googlemail.com</text:p>
        <text:p text:style-name="MP1"><text:span text:style-name="MT1">Übersicht</text:span> zum generieren von Haar-Cascades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8M20S</meta:editing-duration>
    <meta:editing-cycles>99</meta:editing-cycles>
    <meta:generator>LibreOffice/5.1.6.2$Linux_X86_64 LibreOffice_project/10m0$Build-2</meta:generator>
    <dc:date>2017-07-23T10:02:35.116380101</dc:date>
    <meta:document-statistic meta:table-count="0" meta:image-count="0" meta:object-count="0" meta:page-count="4" meta:paragraph-count="74" meta:word-count="1078" meta:character-count="8272" meta:non-whitespace-character-count="7322"/>
    <meta:user-defined meta:name="Info 1"/>
    <meta:user-defined meta:name="Info 2"/>
    <meta:user-defined meta:name="Info 3"/>
    <meta:user-defined meta:name="Info 4"/>
  </office:meta>
</office:document-meta>
</file>